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MessageConverterTests.fromMessageInvalid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MessageConverterTests.to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rshallingMessageConverterTests.from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rshallingMessageConverterTests.create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rshallingMessageConverterTests.fromMessageValidXmlWithUnknownProper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